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c3b4" officeooo:paragraph-rsid="0010c3b4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0c3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I</text:span></text:p>
      <text:p text:style-name="Standard"><text:span text:style-name="T1">.getUser(nickname, pwd): retorna un usuari en funcio del nick i el pasword.</text:span></text:p>
      <text:p text:style-name="Standard"><text:span text:style-name="T1">.getArtist(nickname): retorna un array d’artistes en funcio de la semblança amb el nickname buscat.</text:span></text:p>
      <text:p text:style-name="Standard"><text:span text:style-name="T1">.getProducts(name, artist, localization, price, favorite): retorna un array de productes en funcio del nom del producte, l’artista, la localitzacio, el preu o si es favorit de l’usuari. Cada parametre que sigui null indicara que no es busca per aquella característica. Si tot es null els retorna tots.</text:span></text:p>
      <text:p text:style-name="Standard"><text:span text:style-name="T1">.getLetter(artist) : retorna un array de correus enviats </text:span><text:span text:style-name="T2">entre l</text:span><text:span text:style-name="T1">’artista </text:span><text:span text:style-name="T2">i</text:span><text:span text:style-name="T1"> l’administrador.</text:span></text:p>
      <text:p text:style-name="Standard"><text:span text:style-name="T1">.getComments(artist, product): retorna un array de comentaris sobre un artista o producte, depenen de quin dels dos sigui null.</text:span></text:p>
      <text:p text:style-name="Standard"/>
      <text:p text:style-name="P1">createUser(nikname, pwd): retorna un bool de confirmació</text:p>
      <text:p text:style-name="P1">createProduct(img, desc, price, loc): retorna un bool de confirmacio</text:p>
      <text:p text:style-name="P1">createComment(txt): retorna un bool de confirmacio</text:p>
      <text:p text:style-name="P1">createLetter(txt, remitent, dest) retorna un bool de confirmacio</text:p>
      <text:p text:style-name="P1">addRole(user, role): retorna un bool de confirmacio.</text:p>
      <text:p text:style-name="P1"/>
      <text:p text:style-name="P1">editUser(nikname, pwd): retorna un bool de confirmació</text:p>
      <text:p text:style-name="P1">editProduct(img, desc, price, loc): retorna un bool de confirmaci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 Bono</meta:initial-creator>
    <meta:editing-cycles>3</meta:editing-cycles>
    <meta:print-date>2022-10-20T16:50:00</meta:print-date>
    <meta:creation-date>2022-10-20T16:27:00</meta:creation-date>
    <dc:date>2022-10-21T10:57:42.995223082</dc:date>
    <meta:editing-duration>PT32M27S</meta:editing-duration>
    <meta:generator>LibreOffice/6.0.7.3$Linux_X86_64 LibreOffice_project/00m0$Build-3</meta:generator>
    <meta:document-statistic meta:table-count="0" meta:image-count="0" meta:object-count="0" meta:page-count="1" meta:paragraph-count="13" meta:word-count="158" meta:character-count="1106" meta:non-whitespace-character-count="9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